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0d72db" officeooo:paragraph-rsid="000d72db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0d72db" officeooo:paragraph-rsid="000d72db"/>
    </style:style>
    <style:style style:name="T1" style:family="text">
      <style:text-properties style:text-position="super 67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print lines containing the word manager</text:p>
      <text:p text:style-name="Standard">sed -n '/manager/p' input.txt</text:p>
      <text:p text:style-name="Standard"/>
      <text:p text:style-name="Standard">#replace the word “manager” with “Manager”</text:p>
      <text:p text:style-name="Standard">sed -n 's/manager/Manager/p' input.txt</text:p>
      <text:p text:style-name="Standard"/>
      <text:p text:style-name="Standard">#replace the word “manager” with “Manager” in the file input.txt</text:p>
      <text:p text:style-name="Standard">sed -i 's/manager/Manager/' input.txt</text:p>
      <text:p text:style-name="Standard"/>
      <text:p text:style-name="Standard">cat input.txt</text:p>
      <text:p text:style-name="Standard"/>
      <text:p text:style-name="Standard">#delete the first line in the file input.txt</text:p>
      <text:p text:style-name="Standard">sed <text:s/>-i '1d' input.txt</text:p>
      <text:p text:style-name="Standard"/>
      <text:p text:style-name="Standard">#delete the second and third lines in the file input.txt</text:p>
      <text:p text:style-name="Standard">sed <text:s/>-i '2,3d' input.txt</text:p>
      <text:p text:style-name="Standard"/>
      <text:p text:style-name="Standard">#print the third line in the file input.txt</text:p>
      <text:p text:style-name="Standard">sed <text:s/>-n '3p' input.txt</text:p>
      <text:p text:style-name="Standard"/>
      <text:p text:style-name="Standard">#print the third, fourth and fifth lines in the file input.txt</text:p>
      <text:p text:style-name="Standard">sed <text:s/>-n '3,5p' input.txt</text:p>
      <text:p text:style-name="Standard"/>
      <text:p text:style-name="Standard">#Add a line after the 5<text:span text:style-name="Default_20_Paragraph_20_Font"><text:span text:style-name="T1">th</text:span></text:span> line</text:p>
      <text:p text:style-name="Standard">sed <text:s/>-i '5a vijay attender sales 15000' input.txt</text:p>
      <text:p text:style-name="Standard"/>
      <text:p text:style-name="Standard">#Add a line before the 4<text:span text:style-name="Default_20_Paragraph_20_Font"><text:span text:style-name="T1">th</text:span></text:span> line</text:p>
      <text:p text:style-name="Standard">sed <text:s/>-i '4i venkatesh attender sales 15000' input.txt</text:p>
      <text:p text:style-name="Standard"/>
      <text:p text:style-name="Standard">#Replace “attender” with “Attender” only in the lines 4 to 6</text:p>
      <text:p text:style-name="Standard">sed <text:s/>-i '4,6s/attender/Attender/' input.txt</text:p>
      <text:p text:style-name="Standard"/>
      <text:p text:style-name="Standard">sed <text:s/>-n '/attender/p' input.txt</text:p>
      <text:p text:style-name="Standard"/>
      <text:p text:style-name="Standard">#Search for “Attender” or “Director”</text:p>
      <text:p text:style-name="Standard">sed -n '/attender/p; /director/p' input.txt</text:p>
      <text:p text:style-name="Standard"/>
      <text:p text:style-name="Standard">#Identify duplicate lines</text:p>
      <text:p text:style-name="Standard">uniq -d duplicates.txt <text:s/></text:p>
      <text:p text:style-name="Standard"/>
      <text:p text:style-name="Standard">#Identify unique lines</text:p>
      <text:p text:style-name="Standard">uniq -u duplicates.txt</text:p>
      <text:p text:style-name="Standard"><text:s text:c="2"/></text:p>
      <text:p text:style-name="Standard">#Remove duplicate lines</text:p>
      <text:p text:style-name="Standard">uniq -i duplicates.txt <text:s/></text:p>
      <text:p text:style-name="Standard"/>
      <text:p text:style-name="P2">#Identify unique values of an attribute</text:p>
      <text:p text:style-name="P3">awk '{print $2}' employee.txt | sort | uniq</text:p>
      <text:p text:style-name="P3">awk '{print $3}' employee.txt | sort | uni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uresh Jamadagni</meta:initial-creator>
    <meta:creation-date>2024-04-01T13:32:00Z</meta:creation-date>
    <dc:date>2024-05-20T13:54:03.892777257</dc:date>
    <meta:editing-cycles>5</meta:editing-cycles>
    <meta:editing-duration>PT44M19S</meta:editing-duration>
    <meta:document-statistic meta:table-count="0" meta:image-count="0" meta:object-count="0" meta:page-count="1" meta:paragraph-count="34" meta:word-count="188" meta:character-count="1203" meta:non-whitespace-character-count="1034"/>
    <meta:template xlink:type="simple" xlink:actuate="onRequest" xlink:title="" xlink:href="Normal"/>
  </office:meta>
</office:document-meta>
</file>